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c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Problem: Check if a number is even or odd.</text:p>
      <text:p text:style-name="Standard">Sample Test Cases:</text:p>
      <text:p text:style-name="Standard">Input: 7</text:p>
      <text:p text:style-name="Standard">Output: Odd</text:p>
      <text:p text:style-name="Standard"/>
      <text:p text:style-name="Standard">2. Problem: Calculate the factorial of a number.</text:p>
      <text:p text:style-name="Standard">Sample Test Cases:</text:p>
      <text:p text:style-name="Standard">Input: 5</text:p>
      <text:p text:style-name="Standard">Output: 120</text:p>
      <text:p text:style-name="Standard"/>
      <text:p text:style-name="Standard">3. Problem: Find the largest among three numbers.</text:p>
      <text:p text:style-name="Standard">Sample Test Cases:</text:p>
      <text:p text:style-name="Standard">Input: 10, 25, 15</text:p>
      <text:p text:style-name="Standard">Output: 25</text:p>
      <text:p text:style-name="Standard"/>
      <text:p text:style-name="Standard">4. Problem: Print the first N natural numbers in reverse order. Sample Test Cases:</text:p>
      <text:p text:style-name="Standard">Input: N = 5</text:p>
      <text:p text:style-name="Standard">Output: 5 4 3 2 1</text:p>
      <text:p text:style-name="Standard"/>
      <text:p text:style-name="Standard">5. Problem: Check if a number is prime or not.</text:p>
      <text:p text:style-name="Standard">Sample Test Cases:</text:p>
      <text:p text:style-name="Standard">Input: 13</text:p>
      <text:p text:style-name="Standard">Output: Prime</text:p>
      <text:p text:style-name="Standard"/>
      <text:p text:style-name="Standard">6. Problem: Calculate the sum of all even numbers between 1 and N. Sample Test Cases:</text:p>
      <text:p text:style-name="Standard">Input: N = 10</text:p>
      <text:p text:style-name="Standard">Output: 30 (2 + 4 + 6 + 8 + 10)</text:p>
      <text:p text:style-name="Standard"/>
      <text:p text:style-name="Standard">7. Problem: Print a right-angled triangle of asterisks.</text:p>
      <text:p text:style-name="Standard">Sample Test Cases:</text:p>
      <text:p text:style-name="Standard">Input: N = 4</text:p>
      <text:p text:style-name="Standard">Output:</text:p>
      <text:p text:style-name="Standard">*</text:p>
      <text:p text:style-name="P1">**</text:p>
      <text:p text:style-name="P1">***</text:p>
      <text:p text:style-name="Standard">****</text:p>
      <text:p text:style-name="Standard"/>
      <text:p text:style-name="Standard">8. Problem: Check if a character is a vowel or consonant. Sample Test Cases:</text:p>
      <text:p text:style-name="Standard">Input: 'a'</text:p>
      <text:p text:style-name="Standard">Output: Vowel</text:p>
      <text:p text:style-name="Standard"/>
      <text:p text:style-name="Standard">9. Problem: Calculate the sum of digits of a number. Sample Test Cases:</text:p>
      <text:p text:style-name="Standard">Input: 123</text:p>
      <text:p text:style-name="Standard">Output: 6 (1 + 2 + 3)</text:p>
      <text:p text:style-name="Standard"/>
      <text:p text:style-name="Standard">10. Problem: Print the Fibonacci series up to N terms. Sample Test Cases:</text:p>
      <text:p text:style-name="Standard">Input: N = 7</text:p>
      <text:p text:style-name="Standard">Output: 0 1 1 2 3 5 8</text:p>
      <text:p text:style-name="Standard"/>
      <text:p text:style-name="Standard"><text:soft-page-break/>11. Problem: Calculate the power of a number (a^b). Sample Test Cases:</text:p>
      <text:p text:style-name="Standard">Input: a = 2, b = 3</text:p>
      <text:p text:style-name="Standard">Output: 8 (2^3)</text:p>
      <text:p text:style-name="Standard"/>
      <text:p text:style-name="Standard">12. Problem: Find the sum of all multiples of 3 and 5 below N. Sample Test Cases:</text:p>
      <text:p text:style-name="Standard">Input: N = 10</text:p>
      <text:p text:style-name="Standard">Output: 23 (3 + 5 + 6 + 9)</text:p>
      <text:p text:style-name="Standard"/>
      <text:p text:style-name="Standard">13. Problem: Reverse a given number.</text:p>
      <text:p text:style-name="Standard">Sample Test Cases:</text:p>
      <text:p text:style-name="Standard">Input: 12345</text:p>
      <text:p text:style-name="Standard">Output: 54321</text:p>
      <text:p text:style-name="Standard"/>
      <text:p text:style-name="Standard">14. Problem: Check if a year is a leap year or not. Sample Test Cases:</text:p>
      <text:p text:style-name="Standard">Input: 2024</text:p>
      <text:p text:style-name="Standard">Output: Leap Year</text:p>
      <text:p text:style-name="Standard"/>
      <text:p text:style-name="Standard">15. Problem: Calculate the average of N numbers.</text:p>
      <text:p text:style-name="Standard">Sample Test Cases:</text:p>
      <text:p text:style-name="Standard">Input: N = 5, Numbers = 10 20 30 40 50</text:p>
      <text:p text:style-name="Standard">Output: 30</text:p>
      <text:p text:style-name="Standard"/>
      <text:p text:style-name="Standard">16. Problem: Print the multiplication table of a number up to N terms. Sample Test Cases:</text:p>
      <text:p text:style-name="Standard">Input: N = 5, Number = 7</text:p>
      <text:p text:style-name="Standard">Output:</text:p>
      <text:p text:style-name="Standard">7x1=7</text:p>
      <text:p text:style-name="Standard">7 x 2 = 14</text:p>
      <text:p text:style-name="Standard">7 x 3 = 21</text:p>
      <text:p text:style-name="Standard">7 x 4 = 28</text:p>
      <text:p text:style-name="Standard">7 x 5 = 35</text:p>
      <text:p text:style-name="Standard"/>
      <text:p text:style-name="Standard">17. Problem: Write a C program to find the average of all odd numbers from 1 to n.Sample Test Cases:</text:p>
      <text:p text:style-name="Standard">Input: 10</text:p>
      <text:p text:style-name="Standard">Output: 5.00</text:p>
      <text:p text:style-name="Standard"/>
      <text:p text:style-name="Standard">18. Problem: Find the GCD (Greatest Common Divisor) of two numbers. Sample Test Cases:</text:p>
      <text:p text:style-name="Standard">Input: 18, 24</text:p>
      <text:p text:style-name="Standard">Output: 6</text:p>
      <text:p text:style-name="Standard"/>
      <text:p text:style-name="Standard">19. Problem: Calculate the factorial of a number using a loop. Sample Test Cases:</text:p>
      <text:p text:style-name="Standard">Input: 4</text:p>
      <text:p text:style-name="Standard">Output: 24</text:p>
      <text:p text:style-name="Standard"/>
      <text:p text:style-name="Standard">20. Problem: Print the ASCII value of all lowercase alphabets. Sample Test Cases:</text:p>
      <text:p text:style-name="Standard">Output:</text:p>
      <text:p text:style-name="Standard">a - 97</text:p>
      <text:p text:style-name="Standard">b - 98</text:p>
      <text:p text:style-name="Standard">...</text:p>
      <text:p text:style-name="P1">z – 122</text:p>
      <text:p text:style-name="Standard"><text:soft-page-break/>21. Problem: Count the number of digits in a given number. Sample Test Cases:</text:p>
      <text:p text:style-name="Standard">Input: 12345</text:p>
      <text:p text:style-name="Standard">Output: 5</text:p>
      <text:p text:style-name="Standard"/>
      <text:p text:style-name="Standard">22. Problem: Check if a number is a palindrome.</text:p>
      <text:p text:style-name="Standard">Sample Test Cases:</text:p>
      <text:p text:style-name="Standard">Input: 121</text:p>
      <text:p text:style-name="Standard">Output: Palindrome</text:p>
      <text:p text:style-name="Standard"/>
      <text:p text:style-name="Standard">23. Problem: Calculate the sum of digits of a number using a loop. Sample Test Cases:</text:p>
      <text:p text:style-name="Standard">Input: 456</text:p>
      <text:p text:style-name="Standard">Output: 15</text:p>
      <text:p text:style-name="Standard"/>
      <text:p text:style-name="Standard">24. Problem: Generate a pattern using nested loops. Sample Test Cases:</text:p>
      <text:p text:style-name="Standard">Input: N = 4</text:p>
      <text:p text:style-name="Standard">Output:</text:p>
      <text:p text:style-name="Standard">1</text:p>
      <text:p text:style-name="Standard">12</text:p>
      <text:p text:style-name="Standard">123</text:p>
      <text:p text:style-name="Standard">1234</text:p>
      <text:p text:style-name="Standard"/>
      <text:p text:style-name="Standard">25. Problem: Find the sum of the series 1^2 + 2^2 + 3^2 + ... + N^2. Sample Test</text:p>
      <text:p text:style-name="Standard">Cases: Input: N = 4</text:p>
      <text:p text:style-name="Standard">Output: 30 (1^2 + 2^2 + 3^2 + 4^2)</text:p>
      <text:p text:style-name="Standard"/>
      <text:p text:style-name="Standard">26. Problem: Check if a number is an Armstrong number or not. Sample Test Cases:</text:p>
      <text:p text:style-name="Standard">Input: 153</text:p>
      <text:p text:style-name="Standard">Output: Armstrong Number</text:p>
      <text:p text:style-name="Standard"/>
      <text:p text:style-name="Standard">27. Problem: Calculate the factorial of a number using a recursive function. Sample Test Cases:</text:p>
      <text:p text:style-name="Standard">Input: 5</text:p>
      <text:p text:style-name="Standard">Output: 120</text:p>
      <text:p text:style-name="Standard"/>
      <text:p text:style-name="Standard">28. Problem: Calculate the sum of all prime numbers between 1 and N. Sample Test Cases:</text:p>
      <text:p text:style-name="Standard">Input: N = 20</text:p>
      <text:p text:style-name="Standard">Output: 77 (2 + 3 + 5 + 7 + 11 + 13 + 17 + 19)</text:p>
      <text:p text:style-name="Standard"/>
      <text:p text:style-name="Standard">29. Problem: Find the LCM (Least Common Multiple) of two numbers. Sample Test Cases:</text:p>
      <text:p text:style-name="Standard">Input: 6, 8</text:p>
      <text:p text:style-name="Standard">Output: 24</text:p>
      <text:p text:style-name="Standard"/>
      <text:p text:style-name="Standard">30. Problem: Print the pattern using nested loops. Sample Test Cases:</text:p>
      <text:p text:style-name="Standard">Input: N = 5</text:p>
      <text:p text:style-name="Standard">Output:</text:p>
      <text:p text:style-name="Standard">*</text:p>
      <text:p text:style-name="Standard">**</text:p>
      <text:p text:style-name="Standard">***</text:p>
      <text:p text:style-name="Standard">****</text:p>
      <text:p text:style-name="Standard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1:42:25.730463739</meta:creation-date>
    <dc:date>2023-10-02T01:45:26.423636641</dc:date>
    <meta:editing-duration>PT34S</meta:editing-duration>
    <meta:editing-cycles>1</meta:editing-cycles>
    <meta:document-statistic meta:table-count="0" meta:image-count="0" meta:object-count="0" meta:page-count="3" meta:paragraph-count="119" meta:word-count="667" meta:character-count="3224" meta:non-whitespace-character-count="2675"/>
    <meta:generator>LibreOffice/7.3.7.2$Linux_X86_64 LibreOffice_project/30$Build-2</meta:generator>
  </office:meta>
</office:document-meta>
</file>